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style="italic" style:font-style-asian="italic" style:font-style-complex="italic"/>
    </style:style>
    <style:style style:name="T4" style:family="text">
      <style:text-properties fo:font-size="12pt" fo:font-style="normal" style:font-style-asian="normal" style:font-style-complex="normal"/>
    </style:style>
    <style:style style:name="T5" style:family="text">
      <style:text-properties fo:font-size="12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svg:stroke-color="#000000" draw:fill="none" draw:fill-color="#ffffff" fo:min-height="24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" svg:width="16.123cm" svg:height="24.658cm" svg:x="0.492cm" svg:y="0.965cm"><draw:text-box><text:p><text:span text:style-name="T1">CAS NUMÉRO 4:</text:span><text:span text:style-name="T2"> </text:span></text:p><text:p><text:span text:style-name="T2">Nom : Livraison commande (package « Interface Boutique »)</text:span></text:p><text:p><text:span text:style-name="T2">Acteur : Livreur </text:span></text:p><text:p><text:span text:style-name="T2">Description : Le livreur doit pouvoir livrer une commande se trouvant dans la liste de commandes à livrer</text:span></text:p><text:p><text:span text:style-name="T2">Auteur : Otman ANDOUR</text:span></text:p><text:p><text:span text:style-name="T2">Date : 03/11/2018</text:span></text:p><text:p><text:span text:style-name="T2">Pré-conditions : La préparation de la commande a été validée par un pizzaiolo.</text:span></text:p><text:p><text:span text:style-name="T2">Démarrage : Le livreur a choisi la page « Livraison commande »</text:span></text:p><text:p><text:span text:style-name="T1"/></text:p><text:p><text:span text:style-name="T1">DESCRIPTION </text:span></text:p><text:p><text:span text:style-name="T3">Le scénario nominal </text:span></text:p><text:p><text:span text:style-name="T2">1. Le système appelle le cas d’utilisation interne « Consulter la liste des commandes à livrer »</text:span></text:p><text:p><text:span text:style-name="T2">2. Le système affiche la liste des commandes à livrer</text:span></text:p><text:p><text:span text:style-name="T2">3. Le livreur choisit une commande à livrer</text:span></text:p><text:p><text:span text:style-name="T2">4. Le système retire la commande de la liste des commandes à livrer</text:span></text:p><text:p><text:span text:style-name="T2">5. Le livreur récupère la commande au point de vente et indique qu’il la bien récupérée</text:span></text:p><text:p><text:span text:style-name="T2">6. Le système passe la commande à l’état « En livraison » </text:span></text:p><text:p><text:span text:style-name="T2">7. Le livreur livre la commande.</text:span></text:p><text:p><text:span text:style-name="T2">8. Le livreur valide la livraison de la commande</text:span></text:p><text:p><text:span text:style-name="T2">9. Le système appelle le cas d’utilisation interne « Valider livraison »</text:span></text:p><text:p><text:span text:style-name="T3">Les scénarios d’exceptions </text:span></text:p><text:p><text:span text:style-name="T4">8.a. Le client règle au moment de la livraison</text:span></text:p><text:p><text:span text:style-name="T4">Le système appelle le cas d’utilisation interne « Paiement commande »</text:span></text:p><text:p><text:span text:style-name="T4">8.a.1. Le client règle au moment de la livraison mais le paiement échoue.</text:span></text:p><text:p><text:span text:style-name="T4">Le livreur ramène la commande au point de livraison et indique au système que la livraison est annulée.</text:span></text:p><text:p><text:span text:style-name="T5"/></text:p><text:p><text:span text:style-name="T5">FIN</text:span></text:p><text:p><text:span text:style-name="T2">Scénario nominal : Au point 9 après validation de la livraison</text:span></text:p><text:p><text:span text:style-name="T2">Scénario d’exception : Au point 8.a.1 si le client ne parvient pas à payer.</text:span></text:p><text:p><text:span text:style-name="T1"/></text:p><text:p><text:span text:style-name="T1">POST CONDITIONS</text:span></text:p><text:p><text:span text:style-name="T2">Scénario nominal : La commande passe à l’état « Livrée » et est ajoutée à la liste des commandes livrées.</text:span></text:p><text:p><text:span text:style-name="T2">Scénario d’exception : Le paiement a échoué et la commande passe à l’état « Livraison échouée »</text:span></text:p><text:p><text:span text:style-name="T2"/></text:p><text:p><text:span text:style-name="T1">Compléments</text:span></text:p><text:p><text:span text:style-name="T6">Ergonomie</text:span></text:p><text:p><text:span text:style-name="T7">Le système doit pouvoir faire apparaître pour chaque commande le point de vente et l’adresse au livreur.</text:span></text:p><text:p><text:span text:style-name="T7"/></text:p><text:p><text:span text:style-name="T5">PROBLÈMES NON RÉSOLUS</text:span></text:p><text:p><text:span text:style-name="T5"/></text:p><text:p><text:span text:style-name="T7">Que se passe-t-il si la commande n’arrive pas à destination ?</text:span></text:p><text:p><text:span text:style-name="T2"/></text:p><text:p><text:span text:style-name="T2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36:48.861000000</meta:creation-date>
    <dc:date>2018-11-05T16:53:36.301000000</dc:date>
    <meta:editing-duration>PT10M33S</meta:editing-duration>
    <meta:editing-cycles>4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